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Text_20_body">
      <style:paragraph-properties fo:text-align="center" style:justify-single-word="false"/>
    </style:style>
    <style:style style:name="P3" style:family="paragraph" style:parent-style-name="Contents_20_2">
      <style:paragraph-properties>
        <style:tab-stops>
          <style:tab-stop style:position="6.7283in" style:type="right" style:leader-style="dotted" style:leader-text="."/>
        </style:tab-stops>
      </style:paragraph-properties>
    </style:style>
    <style:style style:name="P4" style:family="paragraph" style:parent-style-name="Contents_20_3">
      <style:paragraph-properties>
        <style:tab-stops>
          <style:tab-stop style:position="6.5319in" style:type="right" style:leader-style="dotted" style:leader-text="."/>
        </style:tab-stops>
      </style:paragraph-properties>
    </style:style>
    <style:style style:name="P5" style:family="paragraph" style:parent-style-name="Contents_20_4">
      <style:paragraph-properties>
        <style:tab-stops>
          <style:tab-stop style:position="6.3354in" style:type="right" style:leader-style="dotted" style:leader-text="."/>
        </style:tab-stops>
      </style:paragraph-properties>
    </style:style>
    <style:style style:name="P6" style:family="paragraph" style:parent-style-name="Contents_20_5">
      <style:paragraph-properties>
        <style:tab-stops>
          <style:tab-stop style:position="6.139in" style:type="right" style:leader-style="dotted" style:leader-text="."/>
        </style:tab-stops>
      </style:paragraph-properties>
    </style:style>
    <style:style style:name="P7" style:family="paragraph" style:parent-style-name="Text_20_body">
      <style:paragraph-properties fo:text-align="justify" style:justify-single-word="false"/>
    </style:style>
    <style:style style:name="P8" style:family="paragraph" style:parent-style-name="Text_20_body" style:list-style-name="L1">
      <style:paragraph-properties fo:text-align="justify" style:justify-single-word="false"/>
    </style:style>
    <style:style style:name="P9" style:family="paragraph" style:parent-style-name="Text_20_body" style:list-style-name="L2">
      <style:paragraph-properties fo:text-align="justify" style:justify-single-word="false"/>
    </style:style>
    <style:style style:name="P10" style:family="paragraph" style:parent-style-name="Text_20_body" style:list-style-name="L2">
      <style:paragraph-properties fo:margin-left="0.4925in" fo:margin-right="0in" fo:text-align="justify" style:justify-single-word="false" fo:text-indent="0in" style:auto-text-indent="false"/>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5076" number:language="es" number:country="MX" number:automatic-order="true">
      <number:day/>
      <number:text> de </number:text>
      <number:month number:style="long" number:textual="true"/>
      <number:text> de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TO de instalación de cdrtools (antes cdrecord) en Linux, Mac OS X y Windows.</text:p>
      <text:p text:style-name="P2">(Autor: <text:initial-creator>Eddy Zavaleta</text:initial-creator>, <text:date style:data-style-name="N5076" text:date-value="2007-06-11T05:14:10" text:fixed="true">11 de junio de 2007</text:date>)</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text:p>
          </text:index-title>
          <text:p text:style-name="P3">Introducción<text:tab/>1</text:p>
          <text:p text:style-name="P3">Requisitos<text:tab/>1</text:p>
          <text:p text:style-name="P3">Procedimiento<text:tab/>2</text:p>
          <text:p text:style-name="P4">Linux<text:tab/>2</text:p>
          <text:p text:style-name="P5">Binaria<text:tab/>2</text:p>
          <text:p text:style-name="P5">Fuente<text:tab/>2</text:p>
          <text:p text:style-name="P4">Mac OS X<text:tab/>3</text:p>
          <text:p text:style-name="P5">MacPorts<text:tab/>3</text:p>
          <text:p text:style-name="P5">Fink<text:tab/>3</text:p>
          <text:p text:style-name="P5">Manual<text:tab/>3</text:p>
          <text:p text:style-name="P4">Windows<text:tab/>3</text:p>
          <text:p text:style-name="P5">Binaria<text:tab/>4</text:p>
          <text:p text:style-name="P5">Fuente<text:tab/>4</text:p>
          <text:p text:style-name="P6">Cygwin<text:tab/>4</text:p>
          <text:p text:style-name="P6">Mingw32<text:tab/>4</text:p>
          <text:p text:style-name="P3">Conclusión<text:tab/>5</text:p>
        </text:index-body>
      </text:table-of-content>
      <text:p text:style-name="Text_20_body"/>
      <text:h text:style-name="Heading_20_2" text:outline-level="2">Introducción</text:h>
      <text:p text:style-name="P7">Cdrtools (antes cdrecord) es una utilería creada por Jörg Schilling empleada para grabar discos compactos, ya sean de datos o de audio. Está basada en la interfaz SCSI y en los comandos de esta interfaz, si bien es compatible con todo tipo de grabadoras CD/DVD, ya sean ATAPI o SCSI.</text:p>
      <text:p text:style-name="P7">Cdrtools está dividida principalmente en tres programas:</text:p>
      <text:list text:style-name="L1">
        <text:list-item>
          <text:p text:style-name="P8">cdrecord – sirve propiamente grabar CD/DVD's.</text:p>
        </text:list-item>
        <text:list-item>
          <text:p text:style-name="P8">cdda2wav – sirve para extraer las pistas en los discos de audio.</text:p>
        </text:list-item>
        <text:list-item>
          <text:p text:style-name="P8">mkisofs – srive para crear un archivo .iso que contiene un sistema de archivos iso9660 basado en un directorio en el disco duro.</text:p>
        </text:list-item>
      </text:list>
      <text:p text:style-name="P7">Esta utilidad está hecha en el esquema de desarrollo de software libre (open source) y esto nos permite tener diversas formas de instalación, la opción de instalación preferida dentro de la comunidad es la de compilar nuestra propia copia por lo cual detallaré el proceso para las tres plataformas mencionadas en el título.</text:p>
      <text:h text:style-name="Heading_20_2" text:outline-level="2">Requisitos</text:h>
      <text:list text:style-name="L2">
        <text:list-item>
          <text:p text:style-name="P9">Tener una versión reciente de uno de los sistemas operativos (OS) arriba mencionados.</text:p>
        </text:list-item>
        <text:list-item>
          <text:p text:style-name="P10">Linux 2.6.8 o superior.</text:p>
        </text:list-item>
        <text:list-item>
          <text:p text:style-name="P10">Mac OS X 10.3 o superior.</text:p>
        </text:list-item>
        <text:list-item>
          <text:p text:style-name="P10">Windows 2000 o superior.</text:p>
        </text:list-item>
        <text:list-item>
          <text:p text:style-name="P9">Tener una instalación funcional de un compilador de ANSI C (GCC recomendado, <text:a xlink:type="simple" xlink:href="http://gcc.gnu.org/">http://gcc.gnu.org</text:a>).</text:p>
        </text:list-item>
        <text:list-item>
          <text:p text:style-name="P9">Tener una instalación funcional de uno de los siguientes sistemas de automatización de tareas.</text:p>
        </text:list-item>
        <text:list-item>
          <text:p text:style-name="P10">GNU make (<text:a xlink:type="simple" xlink:href="http://www.gnu.org/software/make">http://www.gnu.org/software/make</text:a>)</text:p>
        </text:list-item>
        <text:list-item>
          <text:p text:style-name="P10">smake (<text:a xlink:type="simple" xlink:href="ftp://ftp.berlios.de/pub/smake/alpha">ftp://ftp.berlios.de/pub/smake/alpha</text:a>)</text:p>
        </text:list-item>
        <text:list-item>
          <text:p text:style-name="P9">Tener una copia del código fuente de cdrtools de la versión más reciente (a la fecha, cdrtools-2.01.01), <text:a xlink:type="simple" xlink:href="ftp://ftp.berlios.de/pub/cdrecord/alpha">ftp://ftp.berlios.de/pub/cdrecord/alpha</text:a>.</text:p>
        </text:list-item>
        <text:list-item>
          <text:p text:style-name="P9">Los procedimientos pueden requerir privilegios de super usuario (administrador) de acuerdo a la configuración de tu sistema.</text:p>
        </text:list-item>
      </text:list>
      <text:h text:style-name="Heading_20_2" text:outline-level="2">Procedimiento</text:h>
      <text:h text:style-name="Heading_20_3" text:outline-level="3">Linux</text:h>
      <text:p text:style-name="P7">Como requisito adicional se necesita tener instalado los encabezados del código fuente del kernel.</text:p>
      <text:p text:style-name="P7"/>
      <text:p text:style-name="P7">Para la instalación en Linux la forma más recomendable de obtener cdrtools funcionando correctamente es usar la versión proporcionada por la distribución que se use. Esto es debido a que el propio autor menciona que Linux es el OS más incompatible para esta utilería dentro de los soportados <text:s/>y cada distro hace algunos ajustes al código.</text:p>
      <text:h text:style-name="Heading_20_4" text:outline-level="4">Binaria</text:h>
      <text:p text:style-name="P7">Se consigue buscando el paquete de cdrtools dentro de los sistemas de administración de paquetes de tu distribución favorita (algunas distribuciones manejan en varios paquetes los programas de cdrtools), por mencionar algunos: rpm para Fedora, SuSE y otros ó apt para Ubuntu, Debian y sus derivados.</text:p>
      <text:h text:style-name="Heading_20_4" text:outline-level="4">Fuente</text:h>
      <text:p text:style-name="P7">Para construir cdrtools tienes que extraer el código fuente, cambiarte al directorio donde efectuaste la tarea anterior y ahí ejecutar lo siguiente:</text:p>
      <text:p text:style-name="P7">$ ./Gmake.linux</text:p>
      <text:p text:style-name="P7">si el comando anterior termina sin errores debes encontrar los programas dentro de su respectivo directorio bajo OBJ/&lt;procesador&gt;, en caso de error revisar la documentación.</text:p>
      <text:p text:style-name="P7">Para instalar cdrtools hay que ejecutar el siguiente comando:</text:p>
      <text:p text:style-name="P7">$ sudo ./Gmake.linux install</text:p>
      <text:h text:style-name="Heading_20_3" text:outline-level="3">Mac OS X</text:h>
      <text:p text:style-name="P7">En la actualidad existen utilerías muy recomendables para la instalación de paquetes open source de forma automática como son MacPorts (<text:a xlink:type="simple" xlink:href="http://www.macports.org/">http://www.macports.org</text:a>) y Fink (<text:a xlink:type="simple" xlink:href="http://www.finkproject.org/">http://www.finkproject.org</text:a>).</text:p>
      <text:p text:style-name="P7">Para la instalación de cdrtools usando una de estas utilerías hay que instalar la de preferencia y ejecutar los siguientes comandos, según sea el caso.</text:p>
      <text:h text:style-name="Heading_20_4" text:outline-level="4">MacPorts</text:h>
      <text:p text:style-name="P7">$ sudo port selfupdate</text:p>
      <text:p text:style-name="P7">$ sudo port install cdrtools</text:p>
      <text:h text:style-name="Heading_20_4" text:outline-level="4">Fink</text:h>
      <text:p text:style-name="P7">$ sudo fink selfupdate</text:p>
      <text:p text:style-name="P7">Cuando pregunte selecciona la opción (1), "rsync".</text:p>
      <text:p text:style-name="P7">$ sudo fink install cdrtools</text:p>
      <text:h text:style-name="Heading_20_4" text:outline-level="4">Manual</text:h>
      <text:p text:style-name="P7">Para construir cdrtools tienes que extraer el código fuente, cambiarte al directorio donde efectuaste la tarea anterior, en caso de que se este trabajando en un</text:p>
      <text:p text:style-name="P7">sistema de archivos HFS+ renombrar el archivo INSTALL a INSTALL.txt, y ahí ejecutar lo siguiente:</text:p>
      <text:p text:style-name="P7">$ make</text:p>
      <text:p text:style-name="P7">si el comando anterior termina sin errores debes encontrar los programas dentro de su respectivo directorio bajo OBJ/&lt;procesador&gt;, en caso de error revisar la documentación.</text:p>
      <text:p text:style-name="P7">Para instalar cdrtools hay que ejecutar el siguiente comando:</text:p>
      <text:p text:style-name="P7">$ sudo make install</text:p>
      <text:h text:style-name="Heading_20_3" text:outline-level="3">Windows</text:h>
      <text:p text:style-name="P7">La tradición en Windows es obtener el software listo para usarse por lo cual es muy extraño compilar tus propios paquetes y por consecuente resulta algo complicado lograrlo.</text:p>
      <text:h text:style-name="Heading_20_4" text:outline-level="4">Binaria</text:h>
      <text:p text:style-name="P7">Como ya mencione la forma más sencilla y recomendable (cuando es de una fuente confiable, recomiendo usar un antivirus) de tener cdrtools es conseguirlo de forma pre-compilada, el autor provee distribuciones binarias del mismo en</text:p>
      <text:p text:style-name="P7"><text:a xlink:type="simple" xlink:href="ftp://ftp.berlios.de/pub/cdrecord/alpha/win32">ftp://ftp.berlios.de/pub/cdrecord/alpha/win32</text:a>, pero no hay las últimas versiones,</text:p>
      <text:p text:style-name="P7">se puede encontrar versiones más recientes en <text:a xlink:type="simple" xlink:href="http://smithii.com/cdrtools">http://smithii.com/cdrtools</text:a> (<text:a xlink:type="simple" xlink:href="http://smithii.com/files/cdrtools-latest.zip">http://smithii.com/files/cdrtools-latest.zip</text:a>, versión a la fecha: 2.01).</text:p>
      <text:h text:style-name="Heading_20_4" text:outline-level="4">Fuente</text:h>
      <text:p text:style-name="P7">Hay dos formas bien conocidas de compilar cdrtools en Windows la primera es usando cygwin (<text:a xlink:type="simple" xlink:href="http://www.cygwin.com/">http://www.cygwin.com</text:a>) y la otra usando los paquetes de mingw32 (<text:a xlink:type="simple" xlink:href="http://www.mingw.org/">http://www.mingw.org</text:a>).</text:p>
      <text:h text:style-name="Heading_20_5" text:outline-level="5">Cygwin</text:h>
      <text:p text:style-name="P7">Cygwin es un ambiente tipo Linux en Windows, provee la apariencia y el comportamiento de Linux.</text:p>
      <text:p text:style-name="P7">Se debe tener una instalación de cygwin para desarrollador, es decir, contar con los compiladores (GCC) y las herramientas de automatización de tareas (GNU make) aproximadamente son 120 MB.</text:p>
      <text:p text:style-name="P7">Para compilar cdrtools hay que extraer el código fuente, no usar WinZip para esta tarea por problemas de incompatibilidad, recomiendo usar el GNU tar que viene con <text:s/>cygwin, cambiarse al directorio que se extrajo y ejecutar lo siguiente:</text:p>
      <text:p text:style-name="P7">$ make</text:p>
      <text:p text:style-name="P7">si el comando anterior termina sin errores debes encontrar los programas dentro de su respectivo directorio bajo OBJ/&lt;procesador&gt;, en caso de error revisar la documentación (si se usó GNU make intentar con smake).</text:p>
      <text:p text:style-name="P7">Para instalar cdrtools hay que ejecutar el siguiente comando:</text:p>
      <text:p text:style-name="P7">$ make install</text:p>
      <text:h text:style-name="Heading_20_5" text:outline-level="5">Mingw32</text:h>
      <text:p text:style-name="P7">Instalar los paquetes más recientes de MinGW y MSYS localizados en la página de mingw32. Agregar los directorios bin de los directorios de instalación de los paquetes anteriores a la variable de ambiente PATH. Ejemplo:</text:p>
      <text:p text:style-name="P7">&gt; set path=&lt;msys dir inst&gt;\&lt;version&gt;\bin;&lt;mingw dir inst&gt;\bin;%path%</text:p>
      <text:p text:style-name="P7">Para compilar cdrtools hay que extraer el código fuente, no usar WinZip para esta tarea por problemas de incompatibilidad, recomiendo usar el GNU tar, cambiarse al directorio que se extrajo y ejecutar lo siguiente:</text:p>
      <text:p text:style-name="P7">&gt; make</text:p>
      <text:p text:style-name="P7">si el comando anterior termina sin errores debes encontrar los programas dentro de su respectivo directorio bajo OBJ/&lt;procesador&gt;, en caso de error revisar la documentación.</text:p>
      <text:p text:style-name="P7">Para instalar cdrtools hay que ejecutar el siguente comando:</text:p>
      <text:p text:style-name="P7">&gt; make install</text:p>
      <text:h text:style-name="Heading_20_2" text:outline-level="2">Conclusión</text:h>
      <text:p text:style-name="P7">Obtener una copia de cdrtools funcionando es algo simple si se sigue el camino recomendado durante el proceso, en contra parte, compilar manualmente el paquete puede resultar muy complicado dependiendo del OS y la experiencia del usuario.</text:p>
      <text:p text:style-name="P7">En internet existe gran cantidad de información referida al tema que puede resultar muy útil en caso de problemas, por lo que aliento a no limitarse a esta pequeña guí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ans" fo:font-size="12pt" fo:language="es" fo:country="MX" style:font-name-asian="Bitstream Vera Sans2" style:font-size-asian="12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Bitstream Vera Sans Mono" style:font-name-asian="Bitstream Vera Sans Mono" style:font-name-complex="Bitstream Vera Sans Mono"/>
    </style:style>
    <style:style style:name="Teletype" style:family="text">
      <style:text-properties style:font-name="Bitstream Vera Sans Mono" style:font-name-asian="Bitstream Vera Sans Mono" style:font-name-complex="Bitstream Vera Sans Mono"/>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dc:title>HOWTO de instalación cdrtools (antes cdrecord) en Linux, Mac OS X y  Windows.</dc:title>
    <dc:subject>cdrtools</dc:subject>
    <meta:initial-creator>Eddy Zavaleta</meta:initial-creator>
    <meta:creation-date>2007-06-11T05:04:05</meta:creation-date>
    <dc:creator>Eddy Zavaleta</dc:creator>
    <dc:date>2007-06-11T05:29:40</dc:date>
    <meta:keyword>HOWTO cdrtools Linux Mac Windows</meta:keyword>
    <dc:language>es-MX</dc:language>
    <meta:editing-cycles>15</meta:editing-cycles>
    <meta:editing-duration>PT27M20S</meta:editing-duration>
    <meta:user-defined meta:name="Info 1"/>
    <meta:user-defined meta:name="Info 2"/>
    <meta:user-defined meta:name="Info 3"/>
    <meta:user-defined meta:name="Info 4"/>
    <meta:document-statistic meta:table-count="0" meta:image-count="0" meta:object-count="0" meta:page-count="5" meta:paragraph-count="93" meta:word-count="1104" meta:character-count="7018"/>
  </office:meta>
</office:document-meta>
</file>